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Combien de lignes contient la table CityCountry*/</text:p>
      <text:p text:style-name="P1">SELECT COUNT(*) FROM CityCountry;</text:p>
      <text:p text:style-name="Text_20_body"/>
      <text:p text:style-name="P1">/*Afficher la population du Bengladesh, de l’Irak et du Niger*/</text:p>
      <text:p text:style-name="P1">SELECT * FROM Population WHERE CountryCode = 'BD' OR CountryCode = 'IQ' OR CountryCode = 'NE';</text:p>
      <text:p text:style-name="Text_20_body"/>
      <text:p text:style-name="P1">/*Déterminer le nombre de fans le 08/10/2018 pour le country code GB*/</text:p>
      <text:p text:style-name="P1">SELECT NumberOfFans FROM FansPerCountry WHERE CountryCode = 'GB' AND Date = '018-10-08 00:00:00.000';</text:p>
      <text:p text:style-name="Text_20_body"/>
      <text:p text:style-name="P1">SELECT Date FROM FacebookInsights WHERE Date = '2018-10-17';</text:p>
      <text:p text:style-name="Text_20_body"/>
      <text:p text:style-name="P1">Alter table FacebookInsights add Date varchar(24);</text:p>
      <text:p text:style-name="Text_20_body"/>
      <text:p text:style-name="P1">/*le contenu de la colonne “nom_colonne” sera tronqué à partir du 7ème caractère sur 4 caractères.*/</text:p>
      <text:p text:style-name="P1">Update FacebookInsights set Date = substr(created_time, 7,4) || '-' || substr(created_time, 4,2) || '-' || substr(created_time, 1,2) ;</text:p>
      <text:p text:style-name="Text_20_body"/>
      <text:p text:style-name="P1">SELECT Min(Date) AS Min_Date, Max(Date) FROM FacebookInsights;</text:p>
      <text:p text:style-name="Text_20_body"/>
      <text:p text:style-name="P1">/* permet de calculer la somme des valeurs contenu dans la colonne “Engaged_Users”*/</text:p>
      <text:p text:style-name="P1">SELECT SUM(Engaged_Users) FROM FacebookInsights WHERE Date BETWEEN '2018-09-19' AND '2018-10-16';</text:p>
      <text:p text:style-name="Text_20_body"/>
      <text:p text:style-name="Text_20_body"/>
      <text:p text:style-name="P1">SELECT AVG(Reach) FROM FacebookInsights WHERE Date BETWEEN '2018-09-19' AND '2018-10-16';</text:p>
      <text:p text:style-name="P1">SELECT SUM(Reach)/ Count(*) FROM FacebookInsights WHERE Date BETWEEN '2018-09-19' AND '2018-10-16';</text:p>
      <text:p text:style-name="Text_20_body"/>
      <text:p text:style-name="Text_20_body"/>
      <text:p text:style-name="P1">SELECT AVG(Engaged_Users) FROM FacebookInsights;</text:p>
      <text:p text:style-name="P1">SELECT SUM(Engaged_Fans+Engaged_Users)/ Count(*) FROM FacebookInsights WHERE Date BETWEEN '2018-09-19' AND '2018-10-16';</text:p>
      <text:p text:style-name="Text_20_body"/>
      <text:p text:style-name="Text_20_body"/>
      <text:p text:style-name="Text_20_body"/>
      <text:p text:style-name="Text_20_body"><text:soft-page-break/></text:p>
      <text:p text:style-name="P1">SELECT CountryCode, SUM(NumberOfFans) "NDF" FROM FansPerCountry </text:p>
      <text:p text:style-name="P1">GROUP BY CountryCode</text:p>
      <text:p text:style-name="P1">ORDER BY NumberOfFans DESC LIMIT 10;</text:p>
      <text:p text:style-name="Text_20_body"/>
      <text:p text:style-name="Text_20_body"/>
      <text:p text:style-name="P1">SELECT CountryName, ROUND(((NumberOfFans/Population)*100),2) AS Top10 </text:p>
      <text:p text:style-name="P1">FROM FansPerCountry</text:p>
      <text:p text:style-name="P1">INNER JOIN Population </text:p>
      <text:p text:style-name="P1">ON FansPerCountry.CountryCode = Population.CountryCode </text:p>
      <text:p text:style-name="P1">GROUP BY CountryName ORDER BY Top10 DESC LIMIT 10</text:p>
      <text:p text:style-name="P1"/>
      <text:p text:style-name="Standard"/>
      <text:p text:style-name="Standard"/>
      <text:p text:style-name="P1">SELECT City, NumberOfFans, Population FROM CityCountry </text:p>
      <text:p text:style-name="P1">/*Permet de creer une relation entre les deux tables CityCountry.City = FansPerCity.City(relation city)*/</text:p>
      <text:p text:style-name="P1">INNER JOIN FansPerCity, Population ON CityCountry.City = FansPerCity.City</text:p>
      <text:p text:style-name="P1">/*Permet de creer une relation entre les deux tables CityCountry.CountryCode = Population.CountryCode(relation countrycode)*/</text:p>
      <text:p text:style-name="P1">AND CityCountry.CountryCode = Population.CountryCode</text:p>
      <text:p text:style-name="P1">WHERE Population &gt; 20000000</text:p>
      <text:p text:style-name="P1">GROUP BY CityCountry.City</text:p>
      <text:p text:style-name="P1">ORDER BY NumberOfFans ASC LIMIT 10;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6T15:52:55.893000000</meta:creation-date>
    <dc:date>2020-07-16T17:32:40.829000000</dc:date>
    <meta:editing-duration>PT1H18M24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33" meta:word-count="271" meta:character-count="2187" meta:non-whitespace-character-count="1944"/>
  </office:meta>
</office:document-meta>
</file>